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1b00" officeooo:paragraph-rsid="00031b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akdown of scripts and how to use them by section of our paper:</text:p>
      <text:p text:style-name="P1"/>
      <text:p text:style-name="P1">Method</text:p>
      <text:p text:style-name="P1">create_dev_test_split.py</text:p>
      <text:p text:style-name="P1"/>
      <text:p text:style-name="P1">Results</text:p>
      <text:p text:style-name="P1">Are all functions equally important?</text:p>
      <text:p text:style-name="P1"/>
      <text:p text:style-name="P1"/>
      <text:p text:style-name="P1">Are the functions at the right level of granularity?</text:p>
      <text:p text:style-name="P1">analyze_clustering.py</text:p>
      <text:p text:style-name="P1"/>
      <text:p text:style-name="P1">The perspective of a similarity space</text:p>
      <text:p text:style-name="P1">oc.r</text:p>
      <text:p text:style-name="P1"/>
      <text:p text:style-name="P1">The reality of gradients</text:p>
      <text:p text:style-name="P1">n/a</text:p>
      <text:p text:style-name="P1"/>
      <text:p text:style-name="P1">Are all terms equally important?</text:p>
      <text:p text:style-name="P1">n/a</text:p>
      <text:p text:style-name="P1"/>
      <text:p text:style-name="P1">Returning to the semantic map</text:p>
      <text:p text:style-name="P1">graph_inferring.p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9:30:16.752273008</meta:creation-date>
    <dc:date>2017-01-21T19:41:03.784979953</dc:date>
    <meta:editing-duration>P0D</meta:editing-duration>
    <meta:editing-cycles>1</meta:editing-cycles>
    <meta:document-statistic meta:table-count="0" meta:image-count="0" meta:object-count="0" meta:page-count="1" meta:paragraph-count="15" meta:word-count="55" meta:character-count="361" meta:non-whitespace-character-count="321"/>
    <meta:generator>LibreOffice/4.2.8.2$Linux_X86_64 LibreOffice_project/420m0$Build-2</meta:generator>
  </office:meta>
</office:document-meta>
</file>